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1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>
            <text:p>11 – Indexing</text:p>
          </table:table-cell>
          <table:table-cell office:value-type="string">
            <text:p>Example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11/16/2020</text:date>, <text:time>22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6T22:32:50.07</dc:date>
    <dc:creator>Andrew Block</dc:creator>
    <meta:editing-duration>P3DT21H27M36S</meta:editing-duration>
    <meta:editing-cycles>14</meta:editing-cycles>
    <meta:document-statistic meta:table-count="3" meta:cell-count="99" meta:object-count="0"/>
  </office:meta>
</office:document-meta>
</file>